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d8c3" officeooo:paragraph-rsid="0006d8c3"/>
    </style:style>
    <style:style style:name="P2" style:family="paragraph" style:parent-style-name="Standard">
      <style:text-properties fo:font-size="26pt" fo:font-weight="bold" officeooo:rsid="0006d8c3" officeooo:paragraph-rsid="0006d8c3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6pt" officeooo:rsid="0006d8c3" officeooo:paragraph-rsid="0006d8c3" style:font-size-asian="16pt" style:font-size-complex="16pt"/>
    </style:style>
    <style:style style:name="P4" style:family="paragraph" style:parent-style-name="Standard">
      <style:text-properties officeooo:rsid="0006d8c3" officeooo:paragraph-rsid="0006d8c3"/>
    </style:style>
    <style:style style:name="P5" style:family="paragraph" style:parent-style-name="Standard">
      <style:text-properties officeooo:rsid="0006d8c3" officeooo:paragraph-rsid="00118f9a"/>
    </style:style>
    <style:style style:name="P6" style:family="paragraph" style:parent-style-name="Standard">
      <style:text-properties fo:font-size="16pt" officeooo:rsid="0006d8c3" officeooo:paragraph-rsid="000758cf" style:font-size-asian="16pt" style:font-size-complex="16pt"/>
    </style:style>
    <style:style style:name="P7" style:family="paragraph" style:parent-style-name="Standard">
      <style:text-properties fo:font-size="16pt" officeooo:rsid="0006d8c3" officeooo:paragraph-rsid="000926c2" style:font-size-asian="16pt" style:font-size-complex="16pt"/>
    </style:style>
    <style:style style:name="P8" style:family="paragraph" style:parent-style-name="Standard">
      <style:text-properties fo:font-size="16pt" officeooo:rsid="0006d8c3" officeooo:paragraph-rsid="000a0c61" style:font-size-asian="16pt" style:font-size-complex="16pt"/>
    </style:style>
    <style:style style:name="P9" style:family="paragraph" style:parent-style-name="Standard">
      <style:text-properties fo:font-size="16pt" officeooo:rsid="0006d8c3" officeooo:paragraph-rsid="000c542d" style:font-size-asian="16pt" style:font-size-complex="16pt"/>
    </style:style>
    <style:style style:name="P10" style:family="paragraph" style:parent-style-name="Standard">
      <style:text-properties fo:font-size="16pt" officeooo:rsid="0006d8c3" officeooo:paragraph-rsid="000fafcc" style:font-size-asian="16pt" style:font-size-complex="16pt"/>
    </style:style>
    <style:style style:name="P11" style:family="paragraph" style:parent-style-name="Standard">
      <style:text-properties fo:font-size="16pt" officeooo:rsid="0006d8c3" officeooo:paragraph-rsid="0010aedd" style:font-size-asian="16pt" style:font-size-complex="16pt"/>
    </style:style>
    <style:style style:name="P12" style:family="paragraph" style:parent-style-name="Standard">
      <style:text-properties fo:font-size="16pt" officeooo:rsid="0006d8c3" officeooo:paragraph-rsid="00118f9a" style:font-size-asian="16pt" style:font-size-complex="16pt"/>
    </style:style>
    <style:style style:name="P13" style:family="paragraph" style:parent-style-name="Standard">
      <style:text-properties fo:font-size="16pt" officeooo:rsid="0006d8c3" officeooo:paragraph-rsid="00121f8c" style:font-size-asian="16pt" style:font-size-complex="16pt"/>
    </style:style>
    <style:style style:name="P14" style:family="paragraph" style:parent-style-name="Standard">
      <style:text-properties fo:font-size="16pt" officeooo:rsid="0006d8c3" officeooo:paragraph-rsid="0014e37e" style:font-size-asian="16pt" style:font-size-complex="16pt"/>
    </style:style>
    <style:style style:name="P15" style:family="paragraph" style:parent-style-name="Standard">
      <style:text-properties fo:font-size="16pt" officeooo:rsid="0006d8c3" officeooo:paragraph-rsid="0015a3b7" style:font-size-asian="16pt" style:font-size-complex="16pt"/>
    </style:style>
    <style:style style:name="P16" style:family="paragraph" style:parent-style-name="Standard">
      <style:text-properties fo:font-size="16pt" officeooo:rsid="0006d8c3" officeooo:paragraph-rsid="00179c9c" style:font-size-asian="16pt" style:font-size-complex="16pt"/>
    </style:style>
    <style:style style:name="P17" style:family="paragraph" style:parent-style-name="Standard">
      <style:text-properties fo:font-size="16pt" officeooo:rsid="000758cf" officeooo:paragraph-rsid="000758cf" style:font-size-asian="16pt" style:font-size-complex="16pt"/>
    </style:style>
    <style:style style:name="P18" style:family="paragraph" style:parent-style-name="Standard">
      <style:text-properties fo:font-size="16pt" officeooo:rsid="000926c2" officeooo:paragraph-rsid="000926c2" style:font-size-asian="16pt" style:font-size-complex="16pt"/>
    </style:style>
    <style:style style:name="P19" style:family="paragraph" style:parent-style-name="Standard">
      <style:text-properties fo:font-size="16pt" officeooo:rsid="000926c2" officeooo:paragraph-rsid="000a0c61" style:font-size-asian="16pt" style:font-size-complex="16pt"/>
    </style:style>
    <style:style style:name="P20" style:family="paragraph" style:parent-style-name="Standard">
      <style:text-properties fo:font-size="16pt" officeooo:rsid="000926c2" officeooo:paragraph-rsid="000fafcc" style:font-size-asian="16pt" style:font-size-complex="16pt"/>
    </style:style>
    <style:style style:name="P21" style:family="paragraph" style:parent-style-name="Standard">
      <style:text-properties fo:font-size="16pt" officeooo:rsid="000926c2" officeooo:paragraph-rsid="0010aedd" style:font-size-asian="16pt" style:font-size-complex="16pt"/>
    </style:style>
    <style:style style:name="P22" style:family="paragraph" style:parent-style-name="Standard">
      <style:text-properties fo:font-size="16pt" officeooo:rsid="000926c2" officeooo:paragraph-rsid="00118f9a" style:font-size-asian="16pt" style:font-size-complex="16pt"/>
    </style:style>
    <style:style style:name="P23" style:family="paragraph" style:parent-style-name="Standard">
      <style:text-properties fo:font-size="16pt" officeooo:rsid="000926c2" officeooo:paragraph-rsid="0014e37e" style:font-size-asian="16pt" style:font-size-complex="16pt"/>
    </style:style>
    <style:style style:name="P24" style:family="paragraph" style:parent-style-name="Standard">
      <style:text-properties fo:font-size="16pt" officeooo:rsid="000a0c61" officeooo:paragraph-rsid="000a0c61" style:font-size-asian="16pt" style:font-size-complex="16pt"/>
    </style:style>
    <style:style style:name="P25" style:family="paragraph" style:parent-style-name="Standard">
      <style:text-properties fo:font-size="16pt" officeooo:rsid="000c542d" officeooo:paragraph-rsid="000c542d" style:font-size-asian="16pt" style:font-size-complex="16pt"/>
    </style:style>
    <style:style style:name="P26" style:family="paragraph" style:parent-style-name="Standard">
      <style:text-properties fo:font-size="16pt" officeooo:rsid="000c542d" officeooo:paragraph-rsid="000caac0" style:font-size-asian="16pt" style:font-size-complex="16pt"/>
    </style:style>
    <style:style style:name="P27" style:family="paragraph" style:parent-style-name="Standard">
      <style:text-properties fo:font-size="16pt" officeooo:rsid="000c542d" officeooo:paragraph-rsid="000ebe93" style:font-size-asian="16pt" style:font-size-complex="16pt"/>
    </style:style>
    <style:style style:name="P28" style:family="paragraph" style:parent-style-name="Standard">
      <style:text-properties fo:font-size="16pt" officeooo:rsid="000c542d" officeooo:paragraph-rsid="0010d47e" style:font-size-asian="16pt" style:font-size-complex="16pt"/>
    </style:style>
    <style:style style:name="P29" style:family="paragraph" style:parent-style-name="Standard">
      <style:text-properties fo:font-size="16pt" officeooo:rsid="000c542d" officeooo:paragraph-rsid="00118f9a" style:font-size-asian="16pt" style:font-size-complex="16pt"/>
    </style:style>
    <style:style style:name="P30" style:family="paragraph" style:parent-style-name="Standard">
      <style:text-properties fo:font-size="16pt" officeooo:rsid="000caac0" officeooo:paragraph-rsid="000caac0" style:font-size-asian="16pt" style:font-size-complex="16pt"/>
    </style:style>
    <style:style style:name="P31" style:family="paragraph" style:parent-style-name="Standard">
      <style:text-properties fo:font-size="16pt" officeooo:rsid="000caac0" officeooo:paragraph-rsid="000ebe93" style:font-size-asian="16pt" style:font-size-complex="16pt"/>
    </style:style>
    <style:style style:name="P32" style:family="paragraph" style:parent-style-name="Standard">
      <style:text-properties fo:font-size="16pt" officeooo:rsid="000caac0" officeooo:paragraph-rsid="0010d47e" style:font-size-asian="16pt" style:font-size-complex="16pt"/>
    </style:style>
    <style:style style:name="P33" style:family="paragraph" style:parent-style-name="Standard">
      <style:text-properties fo:font-size="16pt" officeooo:rsid="000caac0" officeooo:paragraph-rsid="00118f9a" style:font-size-asian="16pt" style:font-size-complex="16pt"/>
    </style:style>
    <style:style style:name="P34" style:family="paragraph" style:parent-style-name="Standard">
      <style:text-properties fo:font-size="16pt" officeooo:rsid="000ebe93" officeooo:paragraph-rsid="000ebe93" style:font-size-asian="16pt" style:font-size-complex="16pt"/>
    </style:style>
    <style:style style:name="P35" style:family="paragraph" style:parent-style-name="Standard">
      <style:text-properties fo:font-size="16pt" officeooo:rsid="0010aedd" officeooo:paragraph-rsid="0010aedd" style:font-size-asian="16pt" style:font-size-complex="16pt"/>
    </style:style>
    <style:style style:name="P36" style:family="paragraph" style:parent-style-name="Standard">
      <style:text-properties fo:font-size="16pt" fo:font-weight="bold" officeooo:rsid="000758cf" officeooo:paragraph-rsid="000758cf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0926c2" officeooo:paragraph-rsid="000926c2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0926c2" officeooo:paragraph-rsid="000a0c61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0926c2" officeooo:paragraph-rsid="0010aedd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0926c2" officeooo:paragraph-rsid="00118f9a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0926c2" officeooo:paragraph-rsid="00121f8c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0926c2" officeooo:paragraph-rsid="0014e37e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0926c2" officeooo:paragraph-rsid="0015a3b7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0926c2" officeooo:paragraph-rsid="00179c9c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0ab775" officeooo:paragraph-rsid="000ab775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0ebe93" officeooo:paragraph-rsid="000ebe93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0c542d" officeooo:paragraph-rsid="0010d47e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0c542d" officeooo:paragraph-rsid="00118f9a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18f9a" officeooo:paragraph-rsid="00118f9a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121f8c" officeooo:paragraph-rsid="00121f8c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weight="bold" officeooo:rsid="00121f8c" officeooo:paragraph-rsid="00138888" style:font-size-asian="16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138888" officeooo:paragraph-rsid="00138888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06d8c3" officeooo:paragraph-rsid="0015a3b7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14e37e" officeooo:paragraph-rsid="0014e37e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fo:font-weight="bold" officeooo:rsid="00179c9c" officeooo:paragraph-rsid="00179c9c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fo:font-weight="bold" officeooo:rsid="0010d47e" officeooo:paragraph-rsid="0010d47e" style:font-size-asian="14pt" style:font-weight-asian="bold" style:font-size-complex="16pt" style:font-weight-complex="bold"/>
    </style:style>
    <style:style style:name="P57" style:family="paragraph" style:parent-style-name="Standard">
      <style:text-properties fo:font-size="16pt" fo:font-weight="bold" officeooo:rsid="0010d47e" officeooo:paragraph-rsid="00118f9a" style:font-size-asian="14pt" style:font-weight-asian="bold" style:font-size-complex="16pt" style:font-weight-complex="bold"/>
    </style:style>
    <style:style style:name="P58" style:family="paragraph" style:parent-style-name="Standard">
      <style:text-properties fo:font-size="16pt" fo:font-weight="normal" officeooo:rsid="000758cf" officeooo:paragraph-rsid="000758cf" style:font-size-asian="16pt" style:font-weight-asian="normal" style:font-size-complex="16pt" style:font-weight-complex="normal"/>
    </style:style>
    <style:style style:name="P59" style:family="paragraph" style:parent-style-name="Standard">
      <style:text-properties fo:font-size="16pt" fo:font-weight="normal" officeooo:rsid="00179c9c" officeooo:paragraph-rsid="00179c9c" style:font-size-asian="16pt" style:font-weight-asian="normal" style:font-size-complex="16pt" style:font-weight-complex="normal"/>
    </style:style>
    <style:style style:name="P60" style:family="paragraph" style:parent-style-name="Standard">
      <style:text-properties fo:font-size="26pt" fo:font-weight="bold" officeooo:rsid="0006d8c3" officeooo:paragraph-rsid="000ab775" style:font-size-asian="26pt" style:font-weight-asian="bold" style:font-size-complex="26pt" style:font-weight-complex="bold"/>
    </style:style>
    <style:style style:name="P61" style:family="paragraph" style:parent-style-name="Standard">
      <style:text-properties fo:font-size="26pt" fo:font-weight="bold" officeooo:rsid="0006d8c3" officeooo:paragraph-rsid="0010aedd" style:font-size-asian="26pt" style:font-weight-asian="bold" style:font-size-complex="26pt" style:font-weight-complex="bold"/>
    </style:style>
    <style:style style:name="P62" style:family="paragraph" style:parent-style-name="Standard">
      <style:text-properties fo:font-size="26pt" fo:font-weight="bold" officeooo:rsid="0006d8c3" officeooo:paragraph-rsid="0010d47e" style:font-size-asian="26pt" style:font-weight-asian="bold" style:font-size-complex="26pt" style:font-weight-complex="bold"/>
    </style:style>
    <style:style style:name="P63" style:family="paragraph" style:parent-style-name="Standard">
      <style:text-properties fo:font-size="26pt" fo:font-weight="bold" officeooo:rsid="0006d8c3" officeooo:paragraph-rsid="00118f9a" style:font-size-asian="26pt" style:font-weight-asian="bold" style:font-size-complex="26pt" style:font-weight-complex="bold"/>
    </style:style>
    <style:style style:name="P64" style:family="paragraph" style:parent-style-name="Standard">
      <style:text-properties fo:font-size="26pt" fo:font-weight="bold" officeooo:rsid="0006d8c3" officeooo:paragraph-rsid="00121f8c" style:font-size-asian="26pt" style:font-weight-asian="bold" style:font-size-complex="26pt" style:font-weight-complex="bold"/>
    </style:style>
    <style:style style:name="P65" style:family="paragraph" style:parent-style-name="Standard">
      <style:text-properties fo:font-size="26pt" fo:font-weight="bold" officeooo:rsid="0006d8c3" officeooo:paragraph-rsid="00138888" style:font-size-asian="26pt" style:font-weight-asian="bold" style:font-size-complex="26pt" style:font-weight-complex="bold"/>
    </style:style>
    <style:style style:name="P66" style:family="paragraph" style:parent-style-name="Standard">
      <style:text-properties fo:font-size="26pt" fo:font-weight="bold" officeooo:rsid="0006d8c3" officeooo:paragraph-rsid="0015a3b7" style:font-size-asian="26pt" style:font-weight-asian="bold" style:font-size-complex="26pt" style:font-weight-complex="bold"/>
    </style:style>
    <style:style style:name="P67" style:family="paragraph" style:parent-style-name="Standard">
      <style:text-properties fo:font-size="26pt" fo:font-weight="bold" officeooo:rsid="0006d8c3" officeooo:paragraph-rsid="00179c9c" style:font-size-asian="26pt" style:font-weight-asian="bold" style:font-size-complex="26pt" style:font-weight-complex="bold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06d8c3"/>
    </style:style>
    <style:style style:name="P6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0ab775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0aedd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0d47e"/>
    </style:style>
    <style:style style:name="P7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18f9a"/>
    </style:style>
    <style:style style:name="P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21f8c"/>
    </style:style>
    <style:style style:name="P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38888"/>
    </style:style>
    <style:style style:name="P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5a3b7"/>
    </style:style>
    <style:style style:name="P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79c9c"/>
    </style:style>
    <style:style style:name="P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758cf" officeooo:paragraph-rsid="000758cf"/>
    </style:style>
    <style:style style:name="P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officeooo:rsid="000926c2" officeooo:paragraph-rsid="000926c2" style:font-size-asian="16pt" style:font-size-complex="16pt"/>
    </style:style>
    <style:style style:name="P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officeooo:rsid="000ebe93" officeooo:paragraph-rsid="000ebe93" style:font-size-asian="16pt" style:font-size-complex="16pt"/>
    </style:style>
    <style:style style:name="P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0926c2" officeooo:paragraph-rsid="000926c2" style:font-size-asian="16pt" style:font-weight-asian="bold" style:font-size-complex="16pt" style:font-weight-complex="bold"/>
    </style:style>
    <style:style style:name="P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138888" officeooo:paragraph-rsid="00138888" style:font-size-asian="16pt" style:font-weight-asian="bold" style:font-size-complex="16pt" style:font-weight-complex="bold"/>
    </style:style>
    <style:style style:name="P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14e37e" officeooo:paragraph-rsid="0014e37e" style:font-size-asian="16pt" style:font-weight-asian="bold" style:font-size-complex="16pt" style:font-weight-complex="bold"/>
    </style:style>
    <style:style style:name="P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writing-mode="lr-tb" style:join-border="false"/>
      <style:text-properties fo:font-size="16pt" fo:font-weight="bold" officeooo:rsid="00118f9a" officeooo:paragraph-rsid="00118f9a" style:font-size-asian="16pt" style:font-weight-asian="bold" style:font-size-complex="16pt" style:font-weight-complex="bold"/>
    </style:style>
    <style:style style:name="P84" style:family="paragraph" style:parent-style-name="Standard">
      <style:paragraph-properties style:writing-mode="lr-tb"/>
      <style:text-properties fo:font-size="16pt" officeooo:rsid="000c542d" officeooo:paragraph-rsid="000c542d" style:font-size-asian="16pt" style:font-size-complex="16pt"/>
    </style:style>
    <style:style style:name="P85" style:family="paragraph" style:parent-style-name="Standard">
      <style:paragraph-properties style:writing-mode="lr-tb"/>
      <style:text-properties fo:font-size="16pt" officeooo:rsid="000c542d" officeooo:paragraph-rsid="000caac0" style:font-size-asian="16pt" style:font-size-complex="16pt"/>
    </style:style>
    <style:style style:name="P86" style:family="paragraph" style:parent-style-name="Standard">
      <style:paragraph-properties style:writing-mode="lr-tb"/>
      <style:text-properties fo:font-size="16pt" fo:font-weight="bold" officeooo:rsid="000c542d" officeooo:paragraph-rsid="00118f9a" style:font-size-asian="16pt" style:font-weight-asian="bold" style:font-size-complex="16pt" style:font-weight-complex="bold"/>
    </style:style>
    <style:style style:name="P87" style:family="paragraph" style:parent-style-name="Standard">
      <style:paragraph-properties style:writing-mode="lr-tb"/>
      <style:text-properties fo:font-size="16pt" fo:font-weight="bold" officeooo:rsid="00118f9a" officeooo:paragraph-rsid="00118f9a" style:font-size-asian="16pt" style:font-weight-asian="bold" style:font-size-complex="1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0758cf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0ab775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10aedd" style:font-size-asian="26pt" style:font-weight-asian="bold" style:font-size-complex="26pt" style:font-weight-complex="bold"/>
    </style:style>
    <style:style style:name="T5" style:family="text">
      <style:text-properties fo:font-size="26pt" fo:font-weight="bold" officeooo:rsid="0010d47e" style:font-size-asian="26pt" style:font-weight-asian="bold" style:font-size-complex="26pt" style:font-weight-complex="bold"/>
    </style:style>
    <style:style style:name="T6" style:family="text">
      <style:text-properties fo:font-size="26pt" fo:font-weight="bold" officeooo:rsid="00121f8c" style:font-size-asian="26pt" style:font-weight-asian="bold" style:font-size-complex="26pt" style:font-weight-complex="bold"/>
    </style:style>
    <style:style style:name="T7" style:family="text">
      <style:text-properties fo:font-size="26pt" fo:font-weight="bold" officeooo:rsid="00138888" style:font-size-asian="26pt" style:font-weight-asian="bold" style:font-size-complex="26pt" style:font-weight-complex="bold"/>
    </style:style>
    <style:style style:name="T8" style:family="text">
      <style:text-properties fo:font-size="26pt" fo:font-weight="bold" officeooo:rsid="0015a3b7" style:font-size-asian="26pt" style:font-weight-asian="bold" style:font-size-complex="26pt" style:font-weight-complex="bold"/>
    </style:style>
    <style:style style:name="T9" style:family="text">
      <style:text-properties fo:font-size="26pt" fo:font-weight="bold" officeooo:rsid="00179c9c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3f75" style:font-weight-asian="bold" style:font-weight-complex="bold"/>
    </style:style>
    <style:style style:name="T12" style:family="text">
      <style:text-properties fo:font-weight="bold" officeooo:rsid="000926c2" style:font-weight-asian="bold" style:font-weight-complex="bold"/>
    </style:style>
    <style:style style:name="T13" style:family="text">
      <style:text-properties fo:font-weight="bold" officeooo:rsid="000a0c61" style:font-weight-asian="bold" style:font-weight-complex="bold"/>
    </style:style>
    <style:style style:name="T14" style:family="text">
      <style:text-properties fo:font-weight="bold" officeooo:rsid="000ab775" style:font-weight-asian="bold" style:font-weight-complex="bold"/>
    </style:style>
    <style:style style:name="T15" style:family="text">
      <style:text-properties fo:font-weight="bold" officeooo:rsid="000c542d" style:font-weight-asian="bold" style:font-weight-complex="bold"/>
    </style:style>
    <style:style style:name="T16" style:family="text">
      <style:text-properties fo:font-weight="bold" officeooo:rsid="000caac0" style:font-weight-asian="bold" style:font-weight-complex="bold"/>
    </style:style>
    <style:style style:name="T17" style:family="text">
      <style:text-properties fo:font-weight="bold" officeooo:rsid="000e11dc" style:font-weight-asian="bold" style:font-weight-complex="bold"/>
    </style:style>
    <style:style style:name="T18" style:family="text">
      <style:text-properties fo:font-weight="bold" officeooo:rsid="000ebe93" style:font-weight-asian="bold" style:font-weight-complex="bold"/>
    </style:style>
    <style:style style:name="T19" style:family="text">
      <style:text-properties fo:font-weight="bold" officeooo:rsid="000fafcc" style:font-weight-asian="bold" style:font-weight-complex="bold"/>
    </style:style>
    <style:style style:name="T20" style:family="text">
      <style:text-properties fo:font-weight="bold" officeooo:rsid="0010aedd" style:font-weight-asian="bold" style:font-weight-complex="bold"/>
    </style:style>
    <style:style style:name="T21" style:family="text">
      <style:text-properties fo:font-weight="bold" officeooo:rsid="0010d47e" style:font-weight-asian="bold" style:font-weight-complex="bold"/>
    </style:style>
    <style:style style:name="T22" style:family="text">
      <style:text-properties fo:font-weight="bold" officeooo:rsid="00118f9a" style:font-weight-asian="bold" style:font-weight-complex="bold"/>
    </style:style>
    <style:style style:name="T23" style:family="text">
      <style:text-properties fo:font-weight="bold" officeooo:rsid="00121f8c" style:font-weight-asian="bold" style:font-weight-complex="bold"/>
    </style:style>
    <style:style style:name="T24" style:family="text">
      <style:text-properties fo:font-weight="bold" officeooo:rsid="0014e37e" style:font-weight-asian="bold" style:font-weight-complex="bold"/>
    </style:style>
    <style:style style:name="T25" style:family="text">
      <style:text-properties officeooo:rsid="000758cf"/>
    </style:style>
    <style:style style:name="T26" style:family="text">
      <style:text-properties officeooo:rsid="000926c2"/>
    </style:style>
    <style:style style:name="T27" style:family="text">
      <style:text-properties fo:font-size="16pt" fo:font-weight="bold" officeooo:rsid="00121f8c" style:font-size-asian="16pt" style:font-weight-asian="bold" style:font-size-complex="16pt" style:font-weight-complex="bold"/>
    </style:style>
    <style:style style:name="T28" style:family="text">
      <style:text-properties fo:font-weight="normal" officeooo:rsid="000926c2" style:font-weight-asian="normal" style:font-weight-complex="normal"/>
    </style:style>
    <style:style style:name="T29" style:family="text">
      <style:text-properties fo:font-weight="normal" officeooo:rsid="00179c9c" style:font-weight-asian="normal" style:font-weight-complex="normal"/>
    </style:style>
    <style:style style:name="T30" style:family="text">
      <style:text-properties officeooo:rsid="000a0c61"/>
    </style:style>
    <style:style style:name="T31" style:family="text">
      <style:text-properties officeooo:rsid="000ab775"/>
    </style:style>
    <style:style style:name="T32" style:family="text">
      <style:text-properties officeooo:rsid="000c542d"/>
    </style:style>
    <style:style style:name="T33" style:family="text">
      <style:text-properties officeooo:rsid="000ebe93"/>
    </style:style>
    <style:style style:name="T34" style:family="text">
      <style:text-properties officeooo:rsid="000fafcc"/>
    </style:style>
    <style:style style:name="T35" style:family="text">
      <style:text-properties officeooo:rsid="0010aedd"/>
    </style:style>
    <style:style style:name="T36" style:family="text">
      <style:text-properties officeooo:rsid="0010d47e"/>
    </style:style>
    <style:style style:name="T37" style:family="text">
      <style:text-properties officeooo:rsid="0010d47e" style:font-size-asian="14pt"/>
    </style:style>
    <style:style style:name="T38" style:family="text">
      <style:text-properties officeooo:rsid="00118f9a" style:font-size-asian="14pt"/>
    </style:style>
    <style:style style:name="T39" style:family="text">
      <style:text-properties officeooo:rsid="00118f9a"/>
    </style:style>
    <style:style style:name="T40" style:family="text">
      <style:text-properties officeooo:rsid="00121f8c"/>
    </style:style>
    <style:style style:name="T41" style:family="text">
      <style:text-properties officeooo:rsid="00138888"/>
    </style:style>
    <style:style style:name="T42" style:family="text">
      <style:text-properties officeooo:rsid="0014e37e"/>
    </style:style>
    <style:style style:name="T43" style:family="text">
      <style:text-properties officeooo:rsid="001522a9"/>
    </style:style>
    <style:style style:name="T44" style:family="text">
      <style:text-properties officeooo:rsid="0015a3b7"/>
    </style:style>
    <style:style style:name="T45" style:family="text">
      <style:text-properties officeooo:rsid="00179c9c"/>
    </style:style>
    <style:style style:name="T46" style:family="text">
      <style:text-properties style:text-underline-style="solid" style:text-underline-width="auto" style:text-underline-color="font-color" officeooo:rsid="00179c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T1">S</text:span><text:span text:style-name="T2">ETING MAIL SERVER WITH POSTFIX,D</text:span><text:span text:style-name="T4">O</text:span><text:span text:style-name="T2">V</text:span><text:span text:style-name="T4">E</text:span><text:span text:style-name="T2">COT AND SQUIRREL MAIL IN CENTOS SERVER </text:span></text:p>
      <text:p text:style-name="P2"/>
      <text:p text:style-name="P77"><text:span text:style-name="T1">ALL THE STEPS:</text:span></text:p>
      <text:p text:style-name="P1"/>
      <text:p text:style-name="P1"/>
      <text:p text:style-name="P1"/>
      <text:p text:style-name="P1"/>
      <text:p text:style-name="P70"><text:span text:style-name="T2"><text:tab/><text:tab/><text:tab/><text:tab/><text:tab/><text:tab/> <text:s text:c="5"/></text:span><text:span text:style-name="T4">POSTFIX</text:span></text:p>
      <text:p text:style-name="P61"/>
      <text:p text:style-name="P1"/>
      <text:p text:style-name="P3"><text:span text:style-name="T25">step 1</text:span>) <text:span text:style-name="T25">Assign a Static ip address in the server </text:span></text:p>
      <text:p text:style-name="P17">[read the ip address section about how to give a static ip address]</text:p>
      <text:p text:style-name="P17"/>
      <text:p text:style-name="P36">address that is used:</text:p>
      <text:p text:style-name="P36"><text:tab/>ip:192.168.0.100</text:p>
      <text:p text:style-name="P36"><text:tab/>subnet mask : 255.255.255.0</text:p>
      <text:p text:style-name="P36"><text:tab/>gateway: 192.168.0.1</text:p>
      <text:p text:style-name="P36"><text:tab/>dns: 8.8.8.8</text:p>
      <text:p text:style-name="P36"/>
      <text:p text:style-name="P58">your ip addrress can be different then this.</text:p>
      <text:p text:style-name="P17"/>
      <text:p text:style-name="P3"/>
      <text:p text:style-name="P6"><text:span text:style-name="T25">step 2</text:span>) <text:span text:style-name="T25">change the hostname and give a FQDN (FULLY QUALIFIED DOMAIN NAME)</text:span></text:p>
      <text:p text:style-name="P6"/>
      <text:p text:style-name="P36">hostname : mailserver.it.local</text:p>
      <text:p text:style-name="P36"/>
      <text:p text:style-name="P17"><text:span text:style-name="T10">=&gt;hostnamectl set-hostname </text:span><text:span text:style-name="T11">mailserver.it.local</text:span></text:p>
      <text:p text:style-name="P18"><text:span text:style-name="T11">=</text:span><text:span text:style-name="T10">&gt;exec bash</text:span></text:p>
      <text:p text:style-name="P18"><text:span text:style-name="T10"/></text:p>
      <text:p text:style-name="P7"><text:span text:style-name="T25">step 3</text:span>) <text:span text:style-name="T26">give a hostname entry at the </text:span><text:span text:style-name="T12">‘/etc/hosts’</text:span><text:span text:style-name="T26"> file</text:span></text:p>
      <text:p text:style-name="P18"><text:soft-page-break/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>=&gt;vim /etc/hosts</text:span></text:p>
      <text:p text:style-name="P78"><text:span text:style-name="T10"/></text:p>
      <text:p text:style-name="P18"><text:span text:style-name="T10"/></text:p>
      <text:p text:style-name="P18"><text:span text:style-name="T10">192.168.0.100 mailserver.it.local mailserver</text:span></text:p>
      <text:p text:style-name="P78"><text:span text:style-name="T10"/></text:p>
      <text:p text:style-name="P18"><text:span text:style-name="T10"/></text:p>
      <text:p text:style-name="P18"><text:span text:style-name="T10"><text:s/></text:span></text:p>
      <text:p text:style-name="P7"><text:span text:style-name="T25">step 4</text:span>) <text:span text:style-name="T26">Test the domain name with a ping</text:span></text:p>
      <text:p text:style-name="P7"/>
      <text:p text:style-name="P37">=&gt; ping mailserver.it.local</text:p>
      <text:p text:style-name="P18"/>
      <text:p text:style-name="P7"><text:span text:style-name="T25">step 5</text:span>) <text:span text:style-name="T26">Disable the Selinux from ‘</text:span><text:span text:style-name="T12">enforcing</text:span><text:span text:style-name="T26">’ to</text:span><text:span text:style-name="T28"> </text:span><text:span text:style-name="T12">‘disabled’</text:span><text:span text:style-name="T28"> in the file</text:span></text:p>
      <text:p text:style-name="P7"><text:span text:style-name="T28"/></text:p>
      <text:p text:style-name="P7"><text:span text:style-name="T28">‘</text:span><text:span text:style-name="T12">/etc/sysconfig/selinux</text:span><text:span text:style-name="T28">’ </text:span></text:p>
      <text:p text:style-name="P80"/>
      <text:p text:style-name="P37"/>
      <text:p text:style-name="P37">SELINUX=disabled</text:p>
      <text:p text:style-name="P78"/>
      <text:p text:style-name="P18"/>
      <text:p text:style-name="P7"><text:span text:style-name="T25">step 6</text:span>) <text:span text:style-name="T30">Update the repository</text:span></text:p>
      <text:p text:style-name="P7"/>
      <text:p text:style-name="P37">=&gt; <text:span text:style-name="T30">yum update</text:span></text:p>
      <text:p text:style-name="P37"/>
      <text:p text:style-name="P37"/>
      <text:p text:style-name="P8"><text:span text:style-name="T25">step 7</text:span>) <text:span text:style-name="T30">install the epel-release</text:span></text:p>
      <text:p text:style-name="P8"/>
      <text:p text:style-name="P38">=&gt; <text:span text:style-name="T30">yum install epel-release -y</text:span></text:p>
      <text:p text:style-name="P45">=&gt; yum update</text:p>
      <text:p text:style-name="P38"/>
      <text:p text:style-name="P38"/>
      <text:p text:style-name="P8"><text:span text:style-name="T25">step 8</text:span>) <text:span text:style-name="T30">Allow the default Apache port 80 through your firewall</text:span></text:p>
      <text:p text:style-name="P8"><text:soft-page-break/></text:p>
      <text:p text:style-name="P19"><text:span text:style-name="T10">=&gt; </text:span><text:span text:style-name="T13">firewall-cmd –permanent –add-port=80/tcp</text:span></text:p>
      <text:p text:style-name="P24"><text:span text:style-name="T10">=&gt; firewall-cmd –reload</text:span></text:p>
      <text:p text:style-name="P24"><text:span text:style-name="T10"/></text:p>
      <text:p text:style-name="P8"/>
      <text:p text:style-name="P8"/>
      <text:p text:style-name="P8"><text:span text:style-name="T25">step 9</text:span>) <text:span text:style-name="T30">Install the Postfix package</text:span></text:p>
      <text:p text:style-name="P8"/>
      <text:p text:style-name="P8"/>
      <text:p text:style-name="P38">=&gt; <text:span text:style-name="T30">yum install postfix -y</text:span></text:p>
      <text:p text:style-name="P38"/>
      <text:p text:style-name="P45">ADDITIONAL STEPS:</text:p>
      <text:p text:style-name="P45">[ IF YOU USE VIM EDITOR.EDIT A FILE NAME ‘.vimrc’ IN THE HOME DIRECTORY AND ADD LINE ‘set number’.AFTER THAT YOU CAN SEE THE LINE NUMBER IN THE TEXT FILE.</text:p>
      <text:p text:style-name="P45">]</text:p>
      <text:p text:style-name="P38"/>
      <text:p text:style-name="P8"><text:span text:style-name="T25">step 10</text:span>) <text:span text:style-name="T31">configure </text:span><text:span text:style-name="T14">postfix</text:span></text:p>
      <text:p text:style-name="P8"/>
      <text:p text:style-name="P69"><text:span text:style-name="T2"><text:s text:c="13"/></text:span><text:span text:style-name="T3">CONFIGURE POSTFIX</text:span><text:span text:style-name="T2"> </text:span></text:p>
      <text:p text:style-name="P60"/>
      <text:p text:style-name="P8"/>
      <text:p text:style-name="P9"><text:span text:style-name="T25">step 1</text:span>) <text:span text:style-name="T32">Edit the /etc/postfix/main.cf file</text:span></text:p>
      <text:p text:style-name="P9"/>
      <text:p text:style-name="P9"><text:span text:style-name="T15">=&gt;vim</text:span><text:span text:style-name="T32"> </text:span><text:span text:style-name="T15">/etc/postfix/main.cf</text:span></text:p>
      <text:p text:style-name="P9"><text:span text:style-name="T15"/></text:p>
      <text:p text:style-name="P25"><text:span text:style-name="T10">MAKE THE FOLLOWING CHANGES</text:span></text:p>
      <text:p text:style-name="P25"><text:span text:style-name="T10"/></text:p>
      <text:p text:style-name="P25"><text:span text:style-name="T10">[go to line 75 ]</text:span></text:p>
      <text:p text:style-name="P25"><text:span text:style-name="T10">I) uncomment and change the hostname and set your hostname</text:span></text:p>
      <text:p text:style-name="P25"><text:span text:style-name="T10"/></text:p>
      <text:p text:style-name="P25"><text:span text:style-name="T10">=&gt;myhostname = mailserver.it.local</text:span></text:p>
      <text:p text:style-name="P25"><text:span text:style-name="T10"/></text:p>
      <text:p text:style-name="P25"><text:span text:style-name="T10">[go to line 83 ]</text:span></text:p>
      <text:p text:style-name="P25"><text:span text:style-name="T10">II) uncomment and change the domainname and set your domainname</text:span></text:p>
      <text:p text:style-name="P25"><text:soft-page-break/><text:span text:style-name="T10"/></text:p>
      <text:p text:style-name="P25"><text:span text:style-name="T10">=&gt;mydomain = it.local</text:span></text:p>
      <text:p text:style-name="P25"><text:span text:style-name="T10"/></text:p>
      <text:p text:style-name="P8"/>
      <text:p text:style-name="P8"/>
      <text:p text:style-name="P25"><text:span text:style-name="T10">[go to line 98 ]</text:span></text:p>
      <text:p text:style-name="P25"><text:span text:style-name="T10">II</text:span><text:span text:style-name="T16">I</text:span><text:span text:style-name="T10">) uncomment th line</text:span></text:p>
      <text:p text:style-name="P85"><text:span text:style-name="T10"><text:s/></text:span></text:p>
      <text:p text:style-name="P85"><text:span text:style-name="T16">=&gt;</text:span><text:span text:style-name="T10">myorigin = $myhostname</text:span></text:p>
      <text:p text:style-name="P84"><text:span text:style-name="T10"><text:s/></text:span></text:p>
      <text:p text:style-name="P25"><text:span text:style-name="T10">[go to line </text:span><text:span text:style-name="T16">99</text:span><text:span text:style-name="T10"> ]</text:span></text:p>
      <text:p text:style-name="P25"><text:span text:style-name="T10">I</text:span><text:span text:style-name="T16">V</text:span><text:span text:style-name="T10">) uncomment </text:span><text:span text:style-name="T16">the line</text:span></text:p>
      <text:p text:style-name="P85"><text:span text:style-name="T10">myorigin = $mydomain</text:span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>[go to line </text:span><text:span text:style-name="T16">113</text:span><text:span text:style-name="T10"> ]</text:span></text:p>
      <text:p text:style-name="P25"><text:span text:style-name="T16">V</text:span><text:span text:style-name="T10">) uncomment </text:span><text:span text:style-name="T16">the line</text:span></text:p>
      <text:p text:style-name="P25"><text:span text:style-name="T10"/></text:p>
      <text:p text:style-name="P25"><text:span text:style-name="T10">=&gt;</text:span><text:span text:style-name="T16">inet_interface</text:span><text:span text:style-name="T10"> = </text:span><text:span text:style-name="T16">all</text:span></text:p>
      <text:p text:style-name="P25"><text:span text:style-name="T10"/></text:p>
      <text:p text:style-name="P25"><text:span text:style-name="T10"/></text:p>
      <text:p text:style-name="P25"><text:span text:style-name="T10">[go to line </text:span><text:span text:style-name="T16">119</text:span><text:span text:style-name="T10"> ]</text:span></text:p>
      <text:p text:style-name="P26"><text:span text:style-name="T16"/></text:p>
      <text:p text:style-name="P26"><text:span text:style-name="T16">VI</text:span><text:span text:style-name="T10">) uncomment </text:span><text:span text:style-name="T16">the line</text:span></text:p>
      <text:p text:style-name="P26"><text:span text:style-name="T10"/></text:p>
      <text:p text:style-name="P26"><text:span text:style-name="T10">=&gt;</text:span><text:span text:style-name="T16">inet_protocols</text:span><text:span text:style-name="T10"> = </text:span><text:span text:style-name="T16">all</text:span></text:p>
      <text:p text:style-name="P26"><text:span text:style-name="T10"/></text:p>
      <text:p text:style-name="P30"/>
      <text:p text:style-name="P30"/>
      <text:p text:style-name="P30">[go to line 166]</text:p>
      <text:p text:style-name="P26"><text:span text:style-name="T16">VII</text:span><text:span text:style-name="T10">) uncomment </text:span><text:span text:style-name="T16">the line</text:span></text:p>
      <text:p text:style-name="P26"><text:span text:style-name="T10"/></text:p>
      <text:p text:style-name="P26"><text:span text:style-name="T10">=&gt;mydestination = $myhostname, localhost.$mydomain, localhost, $mydomain,</text:span></text:p>
      <text:p text:style-name="P8"/>
      <text:p text:style-name="P30"><text:soft-page-break/>[go to line 264]</text:p>
      <text:p text:style-name="P30"/>
      <text:p text:style-name="P26"><text:span text:style-name="T16">VIII</text:span><text:span text:style-name="T10">) uncomment </text:span><text:span text:style-name="T16">the line and add your ip address with CIDR notation</text:span></text:p>
      <text:p text:style-name="P26"><text:span text:style-name="T10"/></text:p>
      <text:p text:style-name="P26"><text:span text:style-name="T17">=&gt; </text:span><text:span text:style-name="T10">mynetworks = 192.168.0.100/24, 127.0.0.0/8</text:span></text:p>
      <text:p text:style-name="P31">[go to line <text:span text:style-name="T33">419</text:span>]</text:p>
      <text:p text:style-name="P27"><text:span text:style-name="T18">IX</text:span><text:span text:style-name="T10">) uncomment </text:span><text:span text:style-name="T16">the line</text:span></text:p>
      <text:p text:style-name="P27"><text:span text:style-name="T10"/></text:p>
      <text:p text:style-name="P46">=&gt; home_mailbox = Maildir/</text:p>
      <text:p text:style-name="P8"/>
      <text:p text:style-name="P46">X) save and exit the file</text:p>
      <text:p text:style-name="P34"/>
      <text:p text:style-name="P34"/>
      <text:p text:style-name="P79"/>
      <text:p text:style-name="P34"/>
      <text:p text:style-name="P8"/>
      <text:p text:style-name="P8"/>
      <text:p text:style-name="P8"/>
      <text:p text:style-name="P10"><text:span text:style-name="T25">step 11</text:span>) <text:span text:style-name="T34">restart the postfix server</text:span></text:p>
      <text:p text:style-name="P20"><text:span text:style-name="T10">=&gt; </text:span><text:span text:style-name="T19">systemctl restart postfix</text:span></text:p>
      <text:p text:style-name="P20"><text:span text:style-name="T19"/></text:p>
      <text:p text:style-name="P10"><text:span text:style-name="T25">step 12</text:span>) <text:span text:style-name="T34">Check the status of the postfix server</text:span></text:p>
      <text:p text:style-name="P20"><text:span text:style-name="T19">=&gt; systemctl status postfix</text:span></text:p>
      <text:p text:style-name="P20"><text:span text:style-name="T19"/></text:p>
      <text:p text:style-name="P10"><text:span text:style-name="T25">step 13</text:span>) <text:span text:style-name="T34">Enable the postfix server to run on boot time</text:span></text:p>
      <text:p text:style-name="P20"><text:span text:style-name="T19">=&gt; systemctl enable postfix</text:span></text:p>
      <text:p text:style-name="P20"><text:span text:style-name="T19"/></text:p>
      <text:p text:style-name="P20"><text:span text:style-name="T19"/></text:p>
      <text:p text:style-name="P35"><text:span text:style-name="T19">[</text:span><text:span text:style-name="T10">create some user at the last potion]</text:span></text:p>
      <text:p text:style-name="P35"><text:span text:style-name="T10"/></text:p>
      <text:p text:style-name="P35"><text:span text:style-name="T10">postfix ends here</text:span></text:p>
      <text:p text:style-name="P35"><text:span text:style-name="T10"/></text:p>
      <text:p text:style-name="P35"><text:span text:style-name="T10"/></text:p>
      <text:p text:style-name="P70"><text:span text:style-name="T2"><text:tab/><text:tab/><text:tab/><text:tab/><text:tab/><text:tab/> <text:s text:c="5"/></text:span><text:span text:style-name="T4">DOVECOT</text:span></text:p>
      <text:p text:style-name="P61"><text:span text:style-name="T10"/></text:p>
      <text:p text:style-name="P11"><text:soft-page-break/><text:span text:style-name="T25">step 14</text:span>) <text:span text:style-name="T35">Install dovcot packages</text:span></text:p>
      <text:p text:style-name="P21"><text:span text:style-name="T19">=&gt; </text:span><text:span text:style-name="T20">yum install dovcot -y</text:span></text:p>
      <text:p text:style-name="P39"><text:span text:style-name="T19"/></text:p>
      <text:p text:style-name="P39"><text:span text:style-name="T19"/></text:p>
      <text:p text:style-name="P71"><text:span text:style-name="T2"><text:s text:c="13"/></text:span><text:span text:style-name="T3">CONFIGURE </text:span><text:span text:style-name="T5">DOVECOT</text:span><text:span text:style-name="T2"> </text:span></text:p>
      <text:p text:style-name="P62"><text:span text:style-name="T19"/></text:p>
      <text:p text:style-name="P62"><text:span text:style-name="T19"/></text:p>
      <text:p text:style-name="P56">I) edit ‘/etc/dovecot/dovecot.conf’</text:p>
      <text:p text:style-name="P47"><text:span text:style-name="T34">=&gt; vim /etc/dovecot/dovecot.conf</text:span></text:p>
      <text:p text:style-name="P32">[go to line <text:span text:style-name="T36">24</text:span>]</text:p>
      <text:p text:style-name="P28"><text:span text:style-name="T21">I</text:span><text:span text:style-name="T10">) uncomment </text:span><text:span text:style-name="T16">the line</text:span></text:p>
      <text:p text:style-name="P28"><text:span text:style-name="T10"><text:tab/></text:span><text:span text:style-name="T21">=&gt;</text:span><text:span text:style-name="T10">protocols = imap pop3 lmtp</text:span></text:p>
      <text:p text:style-name="P62"><text:span text:style-name="T19"/></text:p>
      <text:p text:style-name="P56">II) edit ‘/etc/dovecot/conf.d/10-mail.conf’</text:p>
      <text:p text:style-name="P47"><text:span text:style-name="T34">=&gt; vim /etc/dovecot/ </text:span><text:span text:style-name="T37">conf.d/10-mail.conf</text:span></text:p>
      <text:p text:style-name="P32">[go to line <text:span text:style-name="T36">24</text:span>]</text:p>
      <text:p text:style-name="P28"><text:span text:style-name="T21">I</text:span><text:span text:style-name="T10">) uncomment </text:span><text:span text:style-name="T16">the line</text:span></text:p>
      <text:p text:style-name="P28"><text:span text:style-name="T10"><text:tab/></text:span><text:span text:style-name="T21">=&gt;mail_location = maildir:~/Maildir</text:span></text:p>
      <text:p text:style-name="P62"><text:span text:style-name="T19"/></text:p>
      <text:p text:style-name="P62"><text:span text:style-name="T19"/></text:p>
      <text:p text:style-name="P56">III) edit ‘/etc/dovecot/conf.d/10-auth.conf’</text:p>
      <text:p text:style-name="P47"><text:span text:style-name="T34">=&gt; vim /etc/dovecot/ </text:span><text:span text:style-name="T37">conf.d/10-</text:span><text:span text:style-name="T38">auth</text:span><text:span text:style-name="T37">.conf</text:span></text:p>
      <text:p text:style-name="P32">[go to line <text:span text:style-name="T36">10 </text:span>]</text:p>
      <text:p text:style-name="P28"><text:span text:style-name="T21">I</text:span><text:span text:style-name="T10">) uncomment </text:span><text:span text:style-name="T16">the line</text:span></text:p>
      <text:p text:style-name="P47"><text:span text:style-name="T34"><text:tab/>=&gt;disable_plaintext_auth = yes</text:span></text:p>
      <text:p text:style-name="P32">[go to line <text:span text:style-name="T36">100 </text:span>]</text:p>
      <text:p text:style-name="P28"><text:span text:style-name="T21">I</text:span><text:span text:style-name="T22">I</text:span><text:span text:style-name="T10">) </text:span><text:span text:style-name="T22">add the word ‘login’</text:span></text:p>
      <text:p text:style-name="P47"><text:span text:style-name="T34"><text:tab/></text:span></text:p>
      <text:p text:style-name="P49"><text:tab/>=&gt;auth_mechanisms = plain login <text:s text:c="9"/>// just add login after plain</text:p>
      <text:p text:style-name="P47"/>
      <text:p text:style-name="P57"/>
      <text:p text:style-name="P57"/>
      <text:p text:style-name="P57"/>
      <text:p text:style-name="P57"><text:soft-page-break/>II<text:span text:style-name="T39">V</text:span>) edit ‘/etc/dovecot/conf.d/10-<text:span text:style-name="T39">master</text:span>.conf’</text:p>
      <text:p text:style-name="P48"><text:span text:style-name="T34">=&gt; vim /etc/dovecot/ </text:span><text:span text:style-name="T37">conf.d/10-</text:span><text:span text:style-name="T38">auth</text:span><text:span text:style-name="T37">.conf</text:span></text:p>
      <text:p text:style-name="P33">[go to line <text:span text:style-name="T39">91 and 92 </text:span>]</text:p>
      <text:p text:style-name="P29"><text:span text:style-name="T21">I</text:span><text:span text:style-name="T10">) uncomment </text:span><text:span text:style-name="T16">the line </text:span><text:span text:style-name="T22">and add user ‘postfix’ and group ‘postfix’</text:span></text:p>
      <text:p text:style-name="P48"><text:span text:style-name="T34"><text:tab/></text:span></text:p>
      <text:p text:style-name="P49">=&gt;</text:p>
      <text:p text:style-name="P86"><text:s text:c="2"/>unix_listener auth-userdb </text:p>
      <text:p text:style-name="P86">{</text:p>
      <text:p text:style-name="P86"><text:s text:c="3"/>#mode = 0666 <text:s text:c="31"/><text:span text:style-name="T39">#</text:span> <text:span text:style-name="T39">no <text:s/>change</text:span></text:p>
      <text:p text:style-name="P86"><text:s text:c="3"/>user = postfix <text:s text:c="20"/><text:tab/><text:tab/><text:tab/> <text:span text:style-name="T39"># add postfix</text:span> <text:s text:c="5"/></text:p>
      <text:p text:style-name="P86"><text:s text:c="3"/>group = postfix<text:tab/><text:tab/><text:tab/><text:tab/><text:tab/><text:tab/> <text:span text:style-name="T39"># add postfix</text:span></text:p>
      <text:p text:style-name="P86"><text:s text:c="4"/></text:p>
      <text:p text:style-name="P86">}</text:p>
      <text:p text:style-name="P86"/>
      <text:p text:style-name="P87">V) Save and exit</text:p>
      <text:p text:style-name="P83"/>
      <text:p text:style-name="P87"/>
      <text:p text:style-name="P62"><text:span text:style-name="T19"/></text:p>
      <text:p text:style-name="P62"><text:span text:style-name="T19"/></text:p>
      <text:p text:style-name="P12"><text:span text:style-name="T25">step 15</text:span>) <text:span text:style-name="T34">restart the dovecot server</text:span></text:p>
      <text:p text:style-name="P22"><text:span text:style-name="T10">=&gt; </text:span><text:span text:style-name="T19">systemctl restart </text:span><text:span text:style-name="T22">dovecot</text:span></text:p>
      <text:p text:style-name="P22"><text:span text:style-name="T19"/></text:p>
      <text:p text:style-name="P12"><text:span text:style-name="T25">step 16</text:span>) <text:span text:style-name="T34">Check the status of the postfix server</text:span></text:p>
      <text:p text:style-name="P22"><text:span text:style-name="T19">=&gt; systemctl status </text:span><text:span text:style-name="T22">dovecot</text:span></text:p>
      <text:p text:style-name="P22"><text:span text:style-name="T19"/></text:p>
      <text:p text:style-name="P12"><text:span text:style-name="T25">step 17</text:span>) <text:span text:style-name="T34">Enable the postfix server to run on boot time</text:span></text:p>
      <text:p text:style-name="P40"><text:span text:style-name="T34">=&gt; systemctl enable dovecot</text:span></text:p>
      <text:p text:style-name="P40"/>
      <text:p text:style-name="P40"/>
      <text:p text:style-name="P5"/>
      <text:p text:style-name="P72"><text:span text:style-name="T2"><text:tab/><text:tab/><text:tab/><text:tab/><text:tab/><text:tab/> <text:s text:c="5"/></text:span><text:span text:style-name="T4"><text:s/></text:span><text:span text:style-name="T2">SQUIRREL MAIL</text:span></text:p>
      <text:p text:style-name="P63"/>
      <text:p text:style-name="P12"><text:span text:style-name="T25">step 16</text:span>) <text:span text:style-name="T35">Install squirrelmail packages</text:span></text:p>
      <text:p text:style-name="P22"><text:span text:style-name="T19">=&gt; </text:span><text:span text:style-name="T20">yum install </text:span><text:span text:style-name="T22">squirrelmail</text:span><text:span text:style-name="T20"> -y</text:span></text:p>
      <text:p text:style-name="P73"><text:soft-page-break/><text:span text:style-name="T2"><text:s text:c="5"/></text:span><text:span text:style-name="T6">SQUIRREL MAIL </text:span><text:span text:style-name="T3"><text:s/></text:span><text:span text:style-name="T6">CONFIGURATION</text:span><text:span text:style-name="T2"> </text:span></text:p>
      <text:p text:style-name="P64"><text:span text:style-name="T19"/></text:p>
      <text:p text:style-name="P13"><text:span text:style-name="T23">i</text:span><text:span text:style-name="T40">)</text:span> <text:span text:style-name="T40">go to ‘</text:span><text:span text:style-name="T23">/usr/share/squirrelmail/config</text:span><text:span text:style-name="T40">’</text:span></text:p>
      <text:p text:style-name="P41"><text:span text:style-name="T34"><text:tab/>=&gt; cd /usr/share/squirrelmail/config</text:span></text:p>
      <text:p text:style-name="P50"/>
      <text:p text:style-name="P50">ii) execute ‘conf.pl’</text:p>
      <text:p text:style-name="P50"><text:tab/><text:span text:style-name="T34">=&gt; ./</text:span>conf.pl</text:p>
      <text:p text:style-name="P50"><text:tab/></text:p>
      <text:p text:style-name="P50">[A configuration prompt will appear]</text:p>
      <text:p text:style-name="P50"/>
      <text:p text:style-name="P50">ii)</text:p>
      <text:p text:style-name="P50"><text:tab/><text:tab/>I) First Change the Organization preferences</text:p>
      <text:p text:style-name="P50"><text:tab/><text:tab/>=&gt;1</text:p>
      <text:p text:style-name="P50"><text:tab/><text:tab/>II) Change the organization name</text:p>
      <text:p text:style-name="P50"><text:tab/><text:tab/>=&gt;1</text:p>
      <text:p text:style-name="P50"><text:tab/><text:tab/>III) give a name, for example</text:p>
      <text:p text:style-name="P50"><text:tab/><text:tab/>=&gt; Test mail server</text:p>
      <text:p text:style-name="P50"><text:tab/><text:tab/>IV) press Enter</text:p>
      <text:p text:style-name="P50"/>
      <text:p text:style-name="P50"><text:tab/><text:tab/>V) press ‘S’ for saving the data</text:p>
      <text:p text:style-name="P50"><text:tab/><text:tab/>=&gt;S</text:p>
      <text:p text:style-name="P50"><text:tab/><text:tab/>VI) press ‘R’ for returning to the main menu</text:p>
      <text:p text:style-name="P50"><text:tab/><text:tab/>=&gt;S</text:p>
      <text:p text:style-name="P50"/>
      <text:p text:style-name="P50">iii) press 2 for the server settings</text:p>
      <text:p text:style-name="P50"><text:tab/></text:p>
      <text:p text:style-name="P50"><text:tab/><text:tab/>I)<text:span text:style-name="T41">Press 1 to</text:span> Change the domain name</text:p>
      <text:p text:style-name="P50"><text:tab/><text:tab/><text:span text:style-name="T41">=&gt;1</text:span></text:p>
      <text:p text:style-name="P50"><text:tab/><text:tab/><text:span text:style-name="T41">=&gt;it.local <text:s text:c="33"/>## just the domain </text:span></text:p>
      <text:p text:style-name="P51"><text:tab/><text:tab/><text:span text:style-name="T41">II</text:span>) press ‘S’ for saving the data</text:p>
      <text:p text:style-name="P51"><text:tab/><text:tab/>=&gt;S</text:p>
      <text:p text:style-name="P51"><text:tab/><text:tab/>I<text:span text:style-name="T41">II</text:span>)<text:span text:style-name="T41">Press 3 to</text:span> Change <text:span text:style-name="T41">sendmail to SMTP</text:span></text:p>
      <text:p text:style-name="P51"><text:tab/><text:tab/><text:span text:style-name="T41">=&gt;2</text:span></text:p>
      <text:p text:style-name="P51"/>
      <text:p text:style-name="P51"/>
      <text:p text:style-name="P51"><text:soft-page-break/><text:span text:style-name="T41"><text:tab/><text:tab/>IV</text:span>) press ‘S’ for saving the data</text:p>
      <text:p text:style-name="P51"><text:tab/><text:tab/>=&gt;S</text:p>
      <text:p text:style-name="P52">iv) save and exit <text:span text:style-name="T43">with ‘Q’</text:span></text:p>
      <text:p text:style-name="P51"/>
      <text:p text:style-name="P50"><text:tab/><text:tab/></text:p>
      <text:p text:style-name="P52">v) create a virtual host for squirrel mail</text:p>
      <text:p text:style-name="P52"/>
      <text:p text:style-name="P74"><text:span text:style-name="T2"><text:s text:c="5"/></text:span><text:span text:style-name="T7">VIRTUAL HOST</text:span><text:span text:style-name="T3"> </text:span><text:span text:style-name="T6">CONFIGURATION</text:span></text:p>
      <text:p text:style-name="P74"><text:span text:style-name="T6"><text:tab/><text:tab/><text:tab/><text:tab/></text:span><text:span text:style-name="T7">(WEB CONFIGURATION)</text:span><text:span text:style-name="T2"> </text:span></text:p>
      <text:p text:style-name="P65"><text:span text:style-name="T19"/></text:p>
      <text:p text:style-name="P65"><text:span text:style-name="T19"/></text:p>
      <text:p text:style-name="P52">vi) edit the file ‘/etc/httpd/conf/httpd.conf’</text:p>
      <text:p text:style-name="P52"><text:tab/>=&gt;vim <text:s/>/etc/httpd/conf/httpd.conf</text:p>
      <text:p text:style-name="P52"/>
      <text:p text:style-name="P52"><text:tab/>[add these line at the end of the file. Remember this is case sensitive]</text:p>
      <text:p text:style-name="P81"/>
      <text:p text:style-name="P52"/>
      <text:p text:style-name="P52">Alias /webmail /usr/share/squirrelmail</text:p>
      <text:p text:style-name="P52">&lt;Directory /usr/share/squirrelmail&gt;</text:p>
      <text:p text:style-name="P52"><text:tab/>Options <text:span text:style-name="T42">Indexes FollowSymLinks</text:span></text:p>
      <text:p text:style-name="P54"><text:tab/>RewriteEngine On</text:p>
      <text:p text:style-name="P54"><text:tab/>AllowOverride All</text:p>
      <text:p text:style-name="P54"><text:tab/>DirectoryIndex index.php</text:p>
      <text:p text:style-name="P54"><text:tab/>Order allow,deny</text:p>
      <text:p text:style-name="P54"><text:tab/>Allow from all</text:p>
      <text:p text:style-name="P54">&lt;/Directory&gt;</text:p>
      <text:p text:style-name="P82"/>
      <text:p text:style-name="P54"/>
      <text:p text:style-name="P14"><text:span text:style-name="T25">step 15</text:span>) <text:span text:style-name="T34">restart the web server</text:span></text:p>
      <text:p text:style-name="P23"><text:span text:style-name="T10">=&gt; </text:span><text:span text:style-name="T19">systemctl restart </text:span><text:span text:style-name="T24">httpd <text:s/></text:span></text:p>
      <text:p text:style-name="P23"><text:span text:style-name="T19"/></text:p>
      <text:p text:style-name="P14"><text:span text:style-name="T25">step 16</text:span>) <text:span text:style-name="T34">Check the status of the web server</text:span></text:p>
      <text:p text:style-name="P23"><text:span text:style-name="T19">=&gt; systemctl status </text:span><text:span text:style-name="T24">httpd</text:span></text:p>
      <text:p text:style-name="P23"><text:soft-page-break/><text:span text:style-name="T19"/></text:p>
      <text:p text:style-name="P14"><text:span text:style-name="T25">step 17</text:span>) <text:span text:style-name="T34">Enable the web server to run on boot time</text:span></text:p>
      <text:p text:style-name="P42"><text:span text:style-name="T34">=&gt; systemctl enable httpd</text:span></text:p>
      <text:p text:style-name="P42"/>
      <text:p text:style-name="P42"/>
      <text:p text:style-name="P42"/>
      <text:p text:style-name="P75"><text:span text:style-name="T8"><text:s text:c="14"/>VERY IMPORTANT STEP <text:s text:c="2"/><text:tab/><text:tab/><text:tab/><text:tab/> <text:s text:c="35"/><text:tab/><text:tab/><text:tab/><text:tab/><text:tab/><text:tab/>(DONT FORGET)</text:span><text:span text:style-name="T2"> </text:span></text:p>
      <text:p text:style-name="P66"><text:span text:style-name="T19"/></text:p>
      <text:p text:style-name="P53"><text:span text:style-name="T23"/></text:p>
      <text:p text:style-name="P42"/>
      <text:p text:style-name="P42"/>
      <text:p text:style-name="P15"><text:span text:style-name="T25">step 17</text:span>) Execute<text:span text:style-name="T44"> this command</text:span></text:p>
      <text:p text:style-name="P43"><text:span text:style-name="T34">=&gt; setsebool httpd_can_network_connect=1</text:span></text:p>
      <text:p text:style-name="P43"/>
      <text:p text:style-name="P16"><text:span text:style-name="T25">step 18</text:span>) <text:span text:style-name="T45">open your browser and navigate to ‘&lt;your_ip/webmail&gt;’</text:span></text:p>
      <text:p text:style-name="P55">example:</text:p>
      <text:p text:style-name="P55"/>
      <text:p text:style-name="P59">navigate to <text:span text:style-name="T10">192.168.0.100/webmail</text:span></text:p>
      <text:p text:style-name="P44"/>
      <text:p text:style-name="P43"/>
      <text:p text:style-name="P55">Thats the whole mail server setup</text:p>
      <text:p text:style-name="P55"/>
      <text:p text:style-name="P55"/>
      <text:p text:style-name="P76"><text:span text:style-name="T8"><text:s text:c="13"/><text:tab/><text:tab/><text:tab/><text:tab/><text:tab/></text:span><text:span text:style-name="T9">TESTING</text:span></text:p>
      <text:p text:style-name="P67"><text:span text:style-name="T19"/></text:p>
      <text:p text:style-name="P16"><text:span text:style-name="T25">step 19</text:span>) <text:span text:style-name="T45">Create two different user</text:span></text:p>
      <text:p text:style-name="P44"><text:tab/><text:span text:style-name="T45">i)</text:span></text:p>
      <text:p text:style-name="P44"><text:span text:style-name="T34"><text:tab/>=&gt; useradd tanvir</text:span></text:p>
      <text:p text:style-name="P44"><text:tab/><text:span text:style-name="T45">=&gt; passwd tanvir</text:span></text:p>
      <text:p text:style-name="P44"><text:tab/></text:p>
      <text:p text:style-name="P44"/>
      <text:p text:style-name="P44"/>
      <text:p text:style-name="P44"><text:soft-page-break/><text:span text:style-name="T45"><text:tab/>ii)</text:span></text:p>
      <text:p text:style-name="P44"><text:tab/><text:span text:style-name="T45">=&gt;useradd ornob</text:span></text:p>
      <text:p text:style-name="P44"><text:tab/><text:span text:style-name="T45">=&gt; passwd ornob</text:span></text:p>
      <text:p text:style-name="P44"/>
      <text:p text:style-name="P44"><text:span text:style-name="T45"><text:tab/>iii) login with tanvir and send an email to</text:span></text:p>
      <text:p text:style-name="P44"/>
      <text:p text:style-name="P44"><text:tab/><text:tab/><text:span text:style-name="T45">=&gt;</text:span><text:a xlink:type="simple" xlink:href="mailto:ornob@it.local" text:style-name="Internet_20_link" text:visited-style-name="Visited_20_Internet_20_Link"><text:span text:style-name="T45">ornob@it.local</text:span></text:a></text:p>
      <text:p text:style-name="P44"/>
      <text:p text:style-name="P44"><text:span text:style-name="T45"><text:tab/>iv) logout from ‘tanvir’ and login with ‘ornob’</text:span></text:p>
      <text:p text:style-name="P44"/>
      <text:p text:style-name="P44"><text:tab/><text:span text:style-name="T29">if every things go right . you should see email coming from</text:span><text:span text:style-name="T45"> </text:span></text:p>
      <text:p text:style-name="P44"><text:span text:style-name="T45"><text:tab/></text:span><text:span text:style-name="T46">tanvir@it.loc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44:40.230209634</meta:creation-date>
    <dc:date>2019-08-26T13:32:50.451061077</dc:date>
    <meta:editing-duration>PT44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1" meta:paragraph-count="200" meta:word-count="888" meta:character-count="5869" meta:non-whitespace-character-count="4794"/>
  </office:meta>
</office:document-meta>
</file>